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93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3cm" svg:height="8.998cm" svg:x="23.002cm" svg:y="3.738cm">
            <draw:object draw:notify-on-update-of-ranges="Sheet1.A9:Sheet1.A9 Sheet1.A10:Sheet1.A28 Sheet1.C9:Sheet1.C9 Sheet1.C10:Sheet1.C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75cm" svg:height="8.998cm" svg:x="23.197cm" svg:y="13.217cm">
            <draw:object draw:notify-on-update-of-ranges="Sheet1.A9:Sheet1.A9 Sheet1.A10:Sheet1.A28 Sheet1.B9:Sheet1.B9 Sheet1.B10:Sheet1.B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916cm" svg:height="8.998cm" svg:x="23.307cm" svg:y="22.642cm">
            <draw:object draw:notify-on-update-of-ranges="Sheet1.B9:Sheet1.B9 Sheet1.B10:Sheet1.B28 Sheet1.C9:Sheet1.C9 Sheet1.C10:Sheet1.C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Robbe Roxxy 2827-34, 10x4.5 Prop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Ubat (V)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2">
          <table:table-cell office:value-type="string">
            <text:p>Um (V)</text:p>
          </table:table-cell>
          <table:table-cell office:value-type="string">
            <text:p>RPM</text:p>
          </table:table-cell>
          <table:table-cell office:value-type="string">
            <text:p>Thrust (g)</text:p>
          </table:table-cell>
          <table:table-cell office:value-type="string">
            <text:p>Ibat (A)</text:p>
          </table:table-cell>
          <table:table-cell office:value-type="string">
            <text:p>Imotor (A)</text:p>
          </table:table-cell>
          <table:table-cell office:value-type="string">
            <text:p>Pmotor (W)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">
            <text:p>0,0</text:p>
          </table:table-cell>
          <table:table-cell table:formula="of:=[.A10]*[.E10]" office:value-type="float" office:value="0">
            <text:p>0,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17">
            <text:p>317</text:p>
          </table:table-cell>
          <table:table-cell office:value-type="float" office:value="1.4">
            <text:p>1</text:p>
          </table:table-cell>
          <table:table-cell office:value-type="float" office:value="0.097">
            <text:p>0,10</text:p>
          </table:table-cell>
          <table:table-cell table:formula="of:=([.D11]-[.$D$10])*([.$B$5]/[.$A11])" office:value-type="float" office:value="0.544">
            <text:p>0,5</text:p>
          </table:table-cell>
          <table:table-cell table:formula="of:=[.A11]*[.E11]" office:value-type="float" office:value="0.272">
            <text:p>0,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office:value-type="float" office:value="0.11">
            <text:p>0,11</text:p>
          </table:table-cell>
          <table:table-cell table:formula="of:=([.D12]-[.$D$10])*([.$B$5]/[.$A12])" office:value-type="float" office:value="0.48">
            <text:p>0,5</text:p>
          </table:table-cell>
          <table:table-cell table:formula="of:=[.A12]*[.E12]" office:value-type="float" office:value="0.48">
            <text:p>0,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006">
            <text:p>1006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formula="of:=([.D13]-[.$D$10])*([.$B$5]/[.$A13])" office:value-type="float" office:value="0.533333333333333">
            <text:p>0,5</text:p>
          </table:table-cell>
          <table:table-cell table:formula="of:=[.A13]*[.E13]" office:value-type="float" office:value="0.8">
            <text:p>0,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3">
            <text:p>1333</text:p>
          </table:table-cell>
          <table:table-cell office:value-type="float" office:value="21">
            <text:p>21</text:p>
          </table:table-cell>
          <table:table-cell office:value-type="float" office:value="0.168">
            <text:p>0,17</text:p>
          </table:table-cell>
          <table:table-cell table:formula="of:=([.D14]-[.$D$10])*([.$B$5]/[.$A14])" office:value-type="float" office:value="0.704">
            <text:p>0,7</text:p>
          </table:table-cell>
          <table:table-cell table:formula="of:=[.A14]*[.E14]" office:value-type="float" office:value="1.408">
            <text:p>1,4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float" office:value="0.215">
            <text:p>0,22</text:p>
          </table:table-cell>
          <table:table-cell table:formula="of:=([.D15]-[.$D$10])*([.$B$5]/[.$A15])" office:value-type="float" office:value="0.864">
            <text:p>0,9</text:p>
          </table:table-cell>
          <table:table-cell table:formula="of:=[.A15]*[.E15]" office:value-type="float" office:value="2.16">
            <text:p>2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0">
            <text:p>1980</text:p>
          </table:table-cell>
          <table:table-cell office:value-type="float" office:value="51">
            <text:p>51</text:p>
          </table:table-cell>
          <table:table-cell office:value-type="float" office:value="0.285">
            <text:p>0,29</text:p>
          </table:table-cell>
          <table:table-cell table:formula="of:=([.D16]-[.$D$10])*([.$B$5]/[.$A16])" office:value-type="float" office:value="1.09333333333333">
            <text:p>1,1</text:p>
          </table:table-cell>
          <table:table-cell table:formula="of:=[.A16]*[.E16]" office:value-type="float" office:value="3.28">
            <text:p>3,3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290">
            <text:p>2290</text:p>
          </table:table-cell>
          <table:table-cell office:value-type="float" office:value="70">
            <text:p>70</text:p>
          </table:table-cell>
          <table:table-cell office:value-type="float" office:value="0.372">
            <text:p>0,37</text:p>
          </table:table-cell>
          <table:table-cell table:formula="of:=([.D17]-[.$D$10])*([.$B$5]/[.$A17])" office:value-type="float" office:value="1.33485714285714">
            <text:p>1,3</text:p>
          </table:table-cell>
          <table:table-cell table:formula="of:=[.A17]*[.E17]" office:value-type="float" office:value="4.672">
            <text:p>4,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5">
            <text:p>2595</text:p>
          </table:table-cell>
          <table:table-cell office:value-type="float" office:value="91">
            <text:p>91</text:p>
          </table:table-cell>
          <table:table-cell office:value-type="float" office:value="0.49">
            <text:p>0,49</text:p>
          </table:table-cell>
          <table:table-cell table:formula="of:=([.D18]-[.$D$10])*([.$B$5]/[.$A18])" office:value-type="float" office:value="1.64">
            <text:p>1,6</text:p>
          </table:table-cell>
          <table:table-cell table:formula="of:=[.A18]*[.E18]" office:value-type="float" office:value="6.56">
            <text:p>6,6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890">
            <text:p>2890</text:p>
          </table:table-cell>
          <table:table-cell office:value-type="float" office:value="115">
            <text:p>115</text:p>
          </table:table-cell>
          <table:table-cell office:value-type="float" office:value="0.63">
            <text:p>0,63</text:p>
          </table:table-cell>
          <table:table-cell table:formula="of:=([.D19]-[.$D$10])*([.$B$5]/[.$A19])" office:value-type="float" office:value="1.95555555555556">
            <text:p>2,0</text:p>
          </table:table-cell>
          <table:table-cell table:formula="of:=[.A19]*[.E19]" office:value-type="float" office:value="8.8">
            <text:p>8,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75">
            <text:p>3175</text:p>
          </table:table-cell>
          <table:table-cell office:value-type="float" office:value="138">
            <text:p>138</text:p>
          </table:table-cell>
          <table:table-cell office:value-type="float" office:value="0.792">
            <text:p>0,79</text:p>
          </table:table-cell>
          <table:table-cell table:formula="of:=([.D20]-[.$D$10])*([.$B$5]/[.$A20])" office:value-type="float" office:value="2.2784">
            <text:p>2,3</text:p>
          </table:table-cell>
          <table:table-cell table:formula="of:=[.A20]*[.E20]" office:value-type="float" office:value="11.392">
            <text:p>11,4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466">
            <text:p>3466</text:p>
          </table:table-cell>
          <table:table-cell office:value-type="float" office:value="164">
            <text:p>164</text:p>
          </table:table-cell>
          <table:table-cell office:value-type="float" office:value="1.002">
            <text:p>1,00</text:p>
          </table:table-cell>
          <table:table-cell table:formula="of:=([.D21]-[.$D$10])*([.$B$5]/[.$A21])" office:value-type="float" office:value="2.68218181818182">
            <text:p>2,7</text:p>
          </table:table-cell>
          <table:table-cell table:formula="of:=[.A21]*[.E21]" office:value-type="float" office:value="14.752">
            <text:p>14,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40">
            <text:p>3740</text:p>
          </table:table-cell>
          <table:table-cell office:value-type="float" office:value="190">
            <text:p>190</text:p>
          </table:table-cell>
          <table:table-cell office:value-type="float" office:value="1.22">
            <text:p>1,22</text:p>
          </table:table-cell>
          <table:table-cell table:formula="of:=([.D22]-[.$D$10])*([.$B$5]/[.$A22])" office:value-type="float" office:value="3.04">
            <text:p>3,0</text:p>
          </table:table-cell>
          <table:table-cell table:formula="of:=[.A22]*[.E22]" office:value-type="float" office:value="18.24">
            <text:p>18,2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000">
            <text:p>4000</text:p>
          </table:table-cell>
          <table:table-cell office:value-type="float" office:value="220">
            <text:p>220</text:p>
          </table:table-cell>
          <table:table-cell office:value-type="float" office:value="1.5">
            <text:p>1,50</text:p>
          </table:table-cell>
          <table:table-cell table:formula="of:=([.D23]-[.$D$10])*([.$B$5]/[.$A23])" office:value-type="float" office:value="3.49538461538462">
            <text:p>3,5</text:p>
          </table:table-cell>
          <table:table-cell table:formula="of:=[.A23]*[.E23]" office:value-type="float" office:value="22.72">
            <text:p>22,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58">
            <text:p>4258</text:p>
          </table:table-cell>
          <table:table-cell office:value-type="float" office:value="250">
            <text:p>250</text:p>
          </table:table-cell>
          <table:table-cell office:value-type="float" office:value="1.8">
            <text:p>1,80</text:p>
          </table:table-cell>
          <table:table-cell table:formula="of:=([.D24]-[.$D$10])*([.$B$5]/[.$A24])" office:value-type="float" office:value="3.93142857142857">
            <text:p>3,9</text:p>
          </table:table-cell>
          <table:table-cell table:formula="of:=[.A24]*[.E24]" office:value-type="float" office:value="27.52">
            <text:p>27,5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4520">
            <text:p>4520</text:p>
          </table:table-cell>
          <table:table-cell office:value-type="float" office:value="278">
            <text:p>278</text:p>
          </table:table-cell>
          <table:table-cell office:value-type="float" office:value="2.055">
            <text:p>2,06</text:p>
          </table:table-cell>
          <table:table-cell table:formula="of:=([.D25]-[.$D$10])*([.$B$5]/[.$A25])" office:value-type="float" office:value="4.21333333333333">
            <text:p>4,2</text:p>
          </table:table-cell>
          <table:table-cell table:formula="of:=[.A25]*[.E25]" office:value-type="float" office:value="31.6">
            <text:p>31,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62">
            <text:p>4762</text:p>
          </table:table-cell>
          <table:table-cell office:value-type="float" office:value="305">
            <text:p>305</text:p>
          </table:table-cell>
          <table:table-cell office:value-type="float" office:value="2.4">
            <text:p>2,40</text:p>
          </table:table-cell>
          <table:table-cell table:formula="of:=([.D26]-[.$D$10])*([.$B$5]/[.$A26])" office:value-type="float" office:value="4.64">
            <text:p>4,6</text:p>
          </table:table-cell>
          <table:table-cell table:formula="of:=[.A26]*[.E26]" office:value-type="float" office:value="37.12">
            <text:p>37,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4976">
            <text:p>4976</text:p>
          </table:table-cell>
          <table:table-cell office:value-type="float" office:value="340">
            <text:p>340</text:p>
          </table:table-cell>
          <table:table-cell office:value-type="float" office:value="2.78">
            <text:p>2,78</text:p>
          </table:table-cell>
          <table:table-cell table:formula="of:=([.D27]-[.$D$10])*([.$B$5]/[.$A27])" office:value-type="float" office:value="5.08235294117647">
            <text:p>5,1</text:p>
          </table:table-cell>
          <table:table-cell table:formula="of:=[.A27]*[.E27]" office:value-type="float" office:value="43.2">
            <text:p>43,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88">
            <text:p>5188</text:p>
          </table:table-cell>
          <table:table-cell office:value-type="float" office:value="366">
            <text:p>366</text:p>
          </table:table-cell>
          <table:table-cell office:value-type="float" office:value="3.16">
            <text:p>3,16</text:p>
          </table:table-cell>
          <table:table-cell table:formula="of:=([.D28]-[.$D$10])*([.$B$5]/[.$A28])" office:value-type="float" office:value="5.47555555555556">
            <text:p>5,5</text:p>
          </table:table-cell>
          <table:table-cell table:formula="of:=[.A28]*[.E28]" office:value-type="float" office:value="49.28">
            <text:p>49,3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0.5">
            <text:p>10,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1.5">
            <text:p>11,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56:06.24</meta:creation-date>
    <dc:date>2015-08-31T22:32:49.34</dc:date>
    <meta:editing-duration>PT29M13S</meta:editing-duration>
    <meta:editing-cycles>12</meta:editing-cycles>
    <meta:generator>LibreOffice/4.0.4.2$Windows_x86 LibreOffice_project/9e9821abd0ffdbc09cd8c52eaa574fa09eb08f2</meta:generator>
    <meta:document-statistic meta:table-count="1" meta:cell-count="1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9cm" xlink:href=".." xlink:type="simple" chart:class="chart:scatter" chart:style-name="ch1">
        <chart:legend chart:legend-position="end" svg:x="13.205cm" svg:y="4.187cm" style:legend-expansion="high" chart:style-name="ch2"/>
        <chart:plot-area chart:style-name="ch3" table:cell-range-address="Sheet1.A9:Sheet1.A28 Sheet1.C9:Sheet1.C28" chart:data-source-has-labels="row" svg:x="0.77cm" svg:y="0.851cm" svg:width="11.795cm" svg:height="7.549cm">
          <chartooo:coordinate-region svg:x="1.577cm" svg:y="1.063cm" svg:width="10.801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28" chart:label-cell-address="Sheet1.C9:Sheet1.C9" chart:class="chart:scatter">
            <chart:domain table:cell-range-address="Sheet1.A10:Sheet1.A2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ust (g)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:Sheet1.A28</svg:desc>
                </draw:g>
              </table:table-cell>
              <table:table-cell office:value-type="float" office:value="0">
                <text:p>0</text:p>
                <draw:g>
                  <svg:desc>Sheet1.C10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6cm" svg:height="8.999cm" xlink:href=".." xlink:type="simple" chart:class="chart:scatter" chart:style-name="ch1">
        <chart:legend chart:legend-position="end" svg:x="13.865cm" svg:y="4.187cm" style:legend-expansion="high" chart:style-name="ch2"/>
        <chart:plot-area chart:style-name="ch3" table:cell-range-address="Sheet1.A9:Sheet1.B28" chart:data-source-has-labels="row" svg:x="0.769cm" svg:y="0.851cm" svg:width="12.458cm" svg:height="7.549cm">
          <chartooo:coordinate-region svg:x="1.761cm" svg:y="1.063cm" svg:width="11.28cm" svg:height="6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28" chart:label-cell-address="Sheet1.B9:Sheet1.B9" chart:class="chart:scatter">
            <chart:domain table:cell-range-address="Sheet1.A10:Sheet1.A28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M</text:p>
                <draw:g>
                  <svg:desc>Sheet1.B9:Sheet1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:Sheet1.A28</svg:desc>
                </draw:g>
              </table:table-cell>
              <table:table-cell office:value-type="float" office:value="0">
                <text:p>0</text:p>
                <draw:g>
                  <svg:desc>Sheet1.B10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188">
                <text:p>5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17cm" svg:height="8.999cm" xlink:href=".." xlink:type="simple" chart:class="chart:scatter" chart:style-name="ch1">
        <chart:legend chart:legend-position="end" svg:x="12.118cm" svg:y="4.187cm" style:legend-expansion="high" chart:style-name="ch2"/>
        <chart:plot-area chart:style-name="ch3" table:cell-range-address="Sheet1.B9:Sheet1.C28" chart:data-source-has-labels="row" svg:x="0.748cm" svg:y="0.851cm" svg:width="10.774cm" svg:height="7.549cm">
          <chartooo:coordinate-region svg:x="1.555cm" svg:y="1.063cm" svg:width="9.595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28" chart:label-cell-address="Sheet1.C9:Sheet1.C9" chart:class="chart:scatter">
            <chart:domain table:cell-range-address="Sheet1.B10:Sheet1.B2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ust (g)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0:Sheet1.B28</svg:desc>
                </draw:g>
              </table:table-cell>
              <table:table-cell office:value-type="float" office:value="0">
                <text:p>0</text:p>
                <draw:g>
                  <svg:desc>Sheet1.C10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">
                <text:p>31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5">
                <text:p>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3">
                <text:p>1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0">
                <text:p>16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0">
                <text:p>19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0">
                <text:p>2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5">
                <text:p>25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0">
                <text:p>28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5">
                <text:p>31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6">
                <text:p>34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40">
                <text:p>3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8">
                <text:p>42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0">
                <text:p>45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62">
                <text:p>47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76">
                <text:p>497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88">
                <text:p>5188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